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6d6d" loext:fill-use-slide-background="false" draw:opacity="100%" draw:textarea-horizontal-align="justify" draw:textarea-vertical-align="middle" draw:auto-grow-height="false" fo:min-height="10.921cm" fo:min-width="0.88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15cm" fo:min-width="0.63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ff6d6d" loext:fill-use-slide-background="false" draw:textarea-horizontal-align="justify" draw:textarea-vertical-align="middle" draw:auto-grow-height="false" fo:min-height="0.512cm" fo:min-width="0.324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ffd7" loext:fill-use-slide-background="false" draw:textarea-horizontal-align="justify" draw:textarea-vertical-align="middle" draw:auto-grow-height="false" fo:min-height="0.773cm" fo:min-width="0.89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3.991cm" fo:min-width="3.978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0.51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0.63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0.66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657cm" fo:min-width="0.664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657cm" fo:min-width="0.513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657cm" fo:min-width="1.078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513cm" loext:decorative="false"/>
    </style:style>
    <style:style style:name="gr13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5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34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68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703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667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578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513cm" fo:min-width="0.559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4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33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67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702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57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568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549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35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24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58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92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65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5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solid" draw:fill-color="#2a6099" loext:fill-use-slide-background="false" draw:textarea-horizontal-align="justify" draw:textarea-vertical-align="middle" draw:auto-grow-height="false" fo:min-height="0.513cm" fo:min-width="0.557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21cm" fo:min-width="0.184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13cm" fo:min-width="0.26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21cm" fo:min-width="0.184cm" loext:decorative="false"/>
    </style:style>
    <style:style style:name="gr37" style:family="graphic" style:parent-style-name="standard">
      <style:graphic-properties svg:stroke-color="#000000" draw:fill="solid" draw:fill-color="#ffdbb6" loext:fill-use-slide-background="false" draw:textarea-horizontal-align="justify" draw:textarea-vertical-align="middle" draw:auto-grow-height="false" fo:min-height="0.521cm" fo:min-width="0.18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svg:stroke-color="#000000" draw:fill="solid" draw:fill-color="#a1467e" loext:fill-use-slide-background="false" draw:textarea-horizontal-align="justify" draw:textarea-vertical-align="middle" draw:auto-grow-height="false" fo:min-height="0.521cm" fo:min-width="0.184cm" fo:padding-top="0cm" fo:padding-bottom="0cm" fo:padding-left="0cm" fo:padding-right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solid" draw:fill-color="#ffdbb6" loext:fill-use-slide-background="false" draw:textarea-horizontal-align="justify" draw:textarea-vertical-align="middle" draw:auto-grow-height="false" fo:min-height="0.773cm" fo:min-width="1.087cm" fo:padding-top="0.127cm" fo:padding-bottom="0.127cm" fo:padding-left="0.254cm" fo:padding-right="0.254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solid" draw:fill-color="#ffdbb6" loext:fill-use-slide-background="false" draw:textarea-horizontal-align="justify" draw:textarea-vertical-align="middle" draw:auto-grow-height="false" fo:min-height="0.773cm" fo:min-width="9.783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ff6d6d" draw:opacity="100%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7pt" style:font-size-asian="11pt" style:font-size-complex="11pt"/>
    </style:style>
    <style:style style:name="P4" style:family="paragraph">
      <loext:graphic-properties draw:fill="solid" draw:fill-color="#ff6d6d" draw:opacity="100%"/>
      <style:paragraph-properties fo:text-align="center" style:writing-mode="lr-tb"/>
      <style:text-properties fo:font-size="7pt" style:font-size-asian="11pt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solid" draw:fill-color="#ff6d6d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1pt" style:font-size-asian="7pt" style:font-size-complex="7pt"/>
    </style:style>
    <style:style style:name="P10" style:family="paragraph">
      <loext:graphic-properties draw:fill="solid" draw:fill-color="#ffffd7"/>
      <style:paragraph-properties fo:text-align="center" style:writing-mode="lr-tb"/>
      <style:text-properties fo:font-size="11pt" style:font-size-asian="7pt" style:font-size-complex="7pt"/>
    </style:style>
    <style:style style:name="P11" style:family="paragraph">
      <style:paragraph-properties fo:text-align="center"/>
      <style:text-properties fo:font-size="11pt"/>
    </style:style>
    <style:style style:name="P12" style:family="paragraph">
      <loext:graphic-properties draw:fill="solid" draw:fill-color="#ffffd7"/>
      <style:paragraph-properties fo:text-align="center" style:writing-mode="lr-tb"/>
      <style:text-properties fo:font-size="11pt"/>
    </style:style>
    <style:style style:name="P13" style:family="paragraph">
      <style:paragraph-properties fo:text-align="center"/>
      <style:text-properties fo:font-size="7pt" style:font-size-asian="10pt" style:font-size-complex="10pt"/>
    </style:style>
    <style:style style:name="P14" style:family="paragraph">
      <loext:graphic-properties draw:fill="solid" draw:fill-color="#d4ea6b"/>
      <style:paragraph-properties fo:text-align="center" style:writing-mode="lr-tb"/>
      <style:text-properties fo:font-size="7pt" style:font-size-asian="10pt" style:font-size-complex="10pt"/>
    </style:style>
    <style:style style:name="P15" style:family="paragraph">
      <style:paragraph-properties fo:text-align="center"/>
      <style:text-properties fo:font-size="7pt"/>
    </style:style>
    <style:style style:name="P16" style:family="paragraph">
      <loext:graphic-properties draw:fill="solid" draw:fill-color="#ffe994"/>
      <style:paragraph-properties fo:text-align="center" style:writing-mode="lr-tb"/>
      <style:text-properties fo:font-size="7pt"/>
    </style:style>
    <style:style style:name="P17" style:family="paragraph">
      <loext:graphic-properties draw:fill="solid" draw:fill-color="#a1467e"/>
      <style:paragraph-properties fo:text-align="center" style:writing-mode="lr-tb"/>
      <style:text-properties fo:font-size="7pt"/>
    </style:style>
    <style:style style:name="P18" style:family="paragraph">
      <style:paragraph-properties fo:text-align="center"/>
      <style:text-properties fo:font-size="7pt" style:font-size-asian="6pt" style:font-size-complex="6pt"/>
    </style:style>
    <style:style style:name="P19" style:family="paragraph">
      <loext:graphic-properties draw:fill="solid" draw:fill-color="#ffe994"/>
      <style:paragraph-properties fo:text-align="center" style:writing-mode="lr-tb"/>
      <style:text-properties fo:font-size="7pt" style:font-size-asian="6pt" style:font-size-complex="6pt"/>
    </style:style>
    <style:style style:name="P20" style:family="paragraph">
      <loext:graphic-properties draw:fill="none"/>
      <style:paragraph-properties fo:text-align="center"/>
      <style:text-properties fo:font-size="7pt"/>
    </style:style>
    <style:style style:name="P21" style:family="paragraph">
      <style:paragraph-properties fo:text-align="center"/>
      <style:text-properties fo:color="#ffffff" loext:opacity="100%" fo:font-size="7pt"/>
    </style:style>
    <style:style style:name="P22" style:family="paragraph">
      <loext:graphic-properties draw:fill="solid" draw:fill-color="#2a6099"/>
      <style:paragraph-properties fo:text-align="center" style:writing-mode="lr-tb"/>
      <style:text-properties fo:color="#ffffff" loext:opacity="100%" fo:font-size="7pt"/>
    </style:style>
    <style:style style:name="P23" style:family="paragraph">
      <loext:graphic-properties draw:fill="solid" draw:fill-color="#d4ea6b"/>
      <style:paragraph-properties fo:text-align="center" style:writing-mode="lr-tb"/>
      <style:text-properties fo:font-size="7pt"/>
    </style:style>
    <style:style style:name="P24" style:family="paragraph">
      <style:paragraph-properties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dbb6"/>
      <style:paragraph-properties fo:text-align="center"/>
      <style:text-properties fo:font-size="7pt" style:font-size-asian="7pt" style:font-size-complex="7pt"/>
    </style:style>
    <style:style style:name="P26" style:family="paragraph">
      <loext:graphic-properties draw:fill="solid" draw:fill-color="#ffdbb6"/>
      <style:paragraph-properties fo:text-align="center"/>
      <style:text-properties fo:font-size="7pt"/>
    </style:style>
    <style:style style:name="P27" style:family="paragraph">
      <loext:graphic-properties draw:fill="solid" draw:fill-color="#a1467e"/>
      <style:paragraph-properties fo:text-align="center" style:writing-mode="lr-tb"/>
      <style:text-properties fo:font-size="7pt" style:font-size-asian="6pt" style:font-size-complex="6pt"/>
    </style:style>
    <style:style style:name="P28" style:family="paragraph">
      <loext:graphic-properties draw:fill="solid" draw:fill-color="#ffdbb6"/>
      <style:paragraph-properties fo:text-align="center" style:writing-mode="lr-tb"/>
      <style:text-properties fo:font-size="7pt" style:font-size-asian="7pt" style:font-size-complex="7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7pt" style:font-size-complex="7pt"/>
    </style:style>
    <style:style style:name="T6" style:family="text">
      <style:text-properties fo:font-size="11pt"/>
    </style:style>
    <style:style style:name="T7" style:family="text">
      <style:text-properties fo:font-size="7pt" style:font-size-asian="10pt" style:font-size-complex="10pt"/>
    </style:style>
    <style:style style:name="T8" style:family="text">
      <style:text-properties fo:font-size="7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ffffff" loext:opacity="100%" fo:font-size="7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6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389cm" svg:height="11.171cm" svg:x="0.546cm" svg:y="8.884cm">
          <text:p text:style-name="P1"><text:span text:style-name="T1">2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2.159cm" svg:y="8.88cm">
          <text:p text:style-name="P1"><text:span text:style-name="T1">2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3.757cm" svg:y="8.879cm">
          <text:p text:style-name="P1"><text:span text:style-name="T1">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5.366cm" svg:y="8.874cm">
          <text:p text:style-name="P1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6.904cm" svg:y="8.876cm">
          <text:p text:style-name="P1"><text:span text:style-name="T1">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89cm" svg:height="11.171cm" svg:x="10.076cm" svg:y="8.869cm">
          <text:p text:style-name="P1"><text:span text:style-name="T1">2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11.646cm" svg:y="8.843cm">
          <text:p text:style-name="P1"><text:span text:style-name="T1">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8.506cm" svg:y="8.896cm">
          <text:p text:style-name="P1"><text:span text:style-name="T1">20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389cm" svg:height="11.171cm" svg:x="13.286cm" svg:y="8.843cm">
          <text:p text:style-name="P3"><text:span text:style-name="T2">20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0.617cm" svg:y="7.002cm">
          <text:p text:style-name="P5"><text:span text:style-name="T3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5.891cm">
          <text:p text:style-name="P5"><text:span text:style-name="T3">2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4.744cm">
          <text:p text:style-name="P5"><text:span text:style-name="T3">3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19cm" svg:y="3.474cm">
          <text:p text:style-name="P5"><text:span text:style-name="T3">4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0.67cm" svg:y="0.599cm">
          <text:p text:style-name="P7"><text:span text:style-name="T4">4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393cm" svg:height="1.023cm" svg:x="0.529cm" svg:y="1.905cm">
          <text:p text:style-name="P9"><text:span text:style-name="T5">20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2.205cm" svg:y="7.02cm">
          <text:p text:style-name="P5"><text:span text:style-name="T3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5.909cm">
          <text:p text:style-name="P5"><text:span text:style-name="T3">2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4.762cm">
          <text:p text:style-name="P5"><text:span text:style-name="T3">3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207cm" svg:y="3.492cm">
          <text:p text:style-name="P5"><text:span text:style-name="T3">4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2.258cm" svg:y="0.617cm">
          <text:p text:style-name="P7"><text:span text:style-name="T4">4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2.117cm" svg:y="1.923cm">
          <text:p text:style-name="P11"><text:span text:style-name="T6">20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3.81cm" svg:y="7.037cm">
          <text:p text:style-name="P5"><text:span text:style-name="T3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5.926cm">
          <text:p text:style-name="P5"><text:span text:style-name="T3">2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4.779cm">
          <text:p text:style-name="P5"><text:span text:style-name="T3">3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812cm" svg:y="3.509cm">
          <text:p text:style-name="P5"><text:span text:style-name="T3">4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3.863cm" svg:y="0.634cm">
          <text:p text:style-name="P7"><text:span text:style-name="T4">4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3.722cm" svg:y="1.94cm">
          <text:p text:style-name="P11"><text:span text:style-name="T6">203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5.45cm" svg:y="7.037cm">
          <text:p text:style-name="P5"><text:span text:style-name="T3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5.926cm">
          <text:p text:style-name="P5"><text:span text:style-name="T3">2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4.779cm">
          <text:p text:style-name="P5"><text:span text:style-name="T3">3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52cm" svg:y="3.509cm">
          <text:p text:style-name="P5"><text:span text:style-name="T3">4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5.503cm" svg:y="0.634cm">
          <text:p text:style-name="P7"><text:span text:style-name="T4">4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5.362cm" svg:y="1.94cm">
          <text:p text:style-name="P11"><text:span text:style-name="T6">204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7.002cm" svg:y="7.055cm">
          <text:p text:style-name="P5"><text:span text:style-name="T3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5.944cm">
          <text:p text:style-name="P5"><text:span text:style-name="T3">2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4.797cm">
          <text:p text:style-name="P5"><text:span text:style-name="T3">3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7.004cm" svg:y="3.527cm">
          <text:p text:style-name="P5"><text:span text:style-name="T3">4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7.055cm" svg:y="0.652cm">
          <text:p text:style-name="P7"><text:span text:style-name="T4">4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6.914cm" svg:y="1.958cm">
          <text:p text:style-name="P11"><text:span text:style-name="T6">205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8.59cm" svg:y="7.037cm">
          <text:p text:style-name="P5"><text:span text:style-name="T3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5.926cm">
          <text:p text:style-name="P5"><text:span text:style-name="T3">2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4.779cm">
          <text:p text:style-name="P5"><text:span text:style-name="T3">3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92cm" svg:y="3.509cm">
          <text:p text:style-name="P5"><text:span text:style-name="T3">4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8.643cm" svg:y="0.634cm">
          <text:p text:style-name="P7"><text:span text:style-name="T4">4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8.502cm" svg:y="1.94cm">
          <text:p text:style-name="P11"><text:span text:style-name="T6">206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0.125cm" svg:y="7.038cm">
          <text:p text:style-name="P5"><text:span text:style-name="T3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5.927cm">
          <text:p text:style-name="P5"><text:span text:style-name="T3">2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4.78cm">
          <text:p text:style-name="P5"><text:span text:style-name="T3">3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27cm" svg:y="3.51cm">
          <text:p text:style-name="P5"><text:span text:style-name="T3">4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0.178cm" svg:y="0.635cm">
          <text:p text:style-name="P7"><text:span text:style-name="T4">4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10.037cm" svg:y="1.941cm">
          <text:p text:style-name="P11"><text:span text:style-name="T6">207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1.747cm" svg:y="7.055cm">
          <text:p text:style-name="P5"><text:span text:style-name="T3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5.944cm">
          <text:p text:style-name="P5"><text:span text:style-name="T3">2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4.797cm">
          <text:p text:style-name="P5"><text:span text:style-name="T3">3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49cm" svg:y="3.527cm">
          <text:p text:style-name="P5"><text:span text:style-name="T3">4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1.8cm" svg:y="0.652cm">
          <text:p text:style-name="P7"><text:span text:style-name="T4">4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.393cm" svg:height="1.023cm" svg:x="11.659cm" svg:y="1.958cm">
          <text:p text:style-name="P11"><text:span text:style-name="T6">208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1.218cm" svg:height="0.847cm" svg:x="13.406cm" svg:y="7.037cm">
          <text:p text:style-name="P13"><text:span text:style-name="T7">10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6.332cm" svg:height="5.997cm" svg:x="22.084cm" svg:y="13.899cm">
          <text:p text:style-name="P15"><text:span text:style-name="T8">Current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1.111cm" svg:height="1.005cm" svg:x="16.545cm" svg:y="17.621cm">
          <text:p text:style-name="P15"><text:span text:style-name="T8">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.111cm" svg:height="1.005cm" svg:x="16.563cm" svg:y="18.909cm">
          <text:p text:style-name="P15"><text:span text:style-name="T8">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.111cm" svg:height="1.005cm" svg:x="18.027cm" svg:y="17.586cm">
          <text:p text:style-name="P15"><text:span text:style-name="T8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.111cm" svg:height="1.005cm" svg:x="14.993cm" svg:y="17.621cm">
          <text:p text:style-name="P15"><text:span text:style-name="T8">Pr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.111cm" svg:height="1.005cm" svg:x="16.51cm" svg:y="16.227cm">
          <text:p text:style-name="P15"><text:span text:style-name="T8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1.231cm" svg:height="1.005cm" svg:x="15.222cm" svg:y="13.228cm">
          <text:p text:style-name="P15"><text:span text:style-name="T8">Page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1.258cm" svg:height="1.005cm" svg:x="16.792cm" svg:y="13.193cm">
          <text:p text:style-name="P15"><text:span text:style-name="T8">Page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1.262cm" svg:height="1.005cm" svg:x="15.24cm" svg:y="14.481cm">
          <text:p text:style-name="P18"><text:span text:style-name="T9">Encoder F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draw:layer="layout" svg:width="1.111cm" svg:height="1.005cm" svg:x="16.809cm" svg:y="14.499cm">
          <text:p text:style-name="P18"><text:span text:style-name="T9">Encoder Roug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15.292cm" svg:y="11.481cm">
          <text:p text:style-name="P15"><text:span text:style-name="T8">Go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18.062cm" svg:y="11.445cm">
          <text:p text:style-name="P15"><text:span text:style-name="T8">Go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20.78cm" svg:y="11.463cm">
          <text:p text:style-name="P15"><text:span text:style-name="T8">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23.781cm" svg:y="11.481cm">
          <text:p text:style-name="P15"><text:span text:style-name="T8">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.676cm" svg:height="1.005cm" svg:x="26.621cm" svg:y="11.428cm">
          <text:p text:style-name="P15"><text:span text:style-name="T8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1.111cm" svg:height="1.005cm" svg:x="27.958cm" svg:y="13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236cm" svg:height="0.845cm" svg:x="15.397cm" svg:y="10.018cm">
          <text:p text:style-name="P15"><text:span text:style-name="T8">Dim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216cm" svg:height="0.845cm" svg:x="17.322cm" svg:y="10.036cm">
          <text:p text:style-name="P15"><text:span text:style-name="T8">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25cm" svg:height="0.845cm" svg:x="19.334cm" svg:y="10.018cm">
          <text:p text:style-name="P15"><text:span text:style-name="T8">Gr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1.285cm" svg:height="0.845cm" svg:x="21.434cm" svg:y="10.035cm">
          <text:p text:style-name="P15"><text:span text:style-name="T8">B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1.249cm" svg:height="0.845cm" svg:x="23.692cm" svg:y="10.016cm">
          <text:p text:style-name="P15"><text:span text:style-name="T8">Wh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1.16cm" svg:height="0.845cm" svg:x="25.792cm" svg:y="10.016cm">
          <text:p text:style-name="P15"><text:span text:style-name="T8">P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141cm" svg:height="0.845cm" svg:x="27.61cm" svg:y="9.999cm">
          <text:p text:style-name="P15"><text:span text:style-name="T8">T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1.227cm" svg:height="0.845cm" svg:x="15.398cm" svg:y="8.572cm">
          <text:p text:style-name="P21"><text:span text:style-name="T10">Assig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1.215cm" svg:height="0.845cm" svg:x="17.323cm" svg:y="8.59cm">
          <text:p text:style-name="P21"><text:span text:style-name="T10">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1.249cm" svg:height="0.845cm" svg:x="19.335cm" svg:y="8.572cm">
          <text:p text:style-name="P21"><text:span text:style-name="T10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.284cm" svg:height="0.845cm" svg:x="21.435cm" svg:y="8.589cm">
          <text:p text:style-name="P21"><text:span text:style-name="T10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1.239cm" svg:height="0.845cm" svg:x="23.693cm" svg:y="8.57cm">
          <text:p text:style-name="P21"><text:span text:style-name="T10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draw:layer="layout" svg:width="1.15cm" svg:height="0.845cm" svg:x="25.793cm" svg:y="8.57cm">
          <text:p text:style-name="P21"><text:span text:style-name="T10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1.131cm" svg:height="0.845cm" svg:x="27.611cm" svg:y="8.553cm">
          <text:p text:style-name="P21"><text:span text:style-name="T10">Ple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1.217cm" svg:height="0.845cm" svg:x="15.399cm" svg:y="7.672cm">
          <text:p text:style-name="P21"><text:span text:style-name="T10">Fix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206cm" svg:height="0.845cm" svg:x="17.324cm" svg:y="7.69cm">
          <text:p text:style-name="P21"><text:span text:style-name="T10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layer="layout" svg:width="1.24cm" svg:height="0.845cm" svg:x="19.336cm" svg:y="7.672cm">
          <text:p text:style-name="P21"><text:span text:style-name="T10">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1.274cm" svg:height="0.845cm" svg:x="21.436cm" svg:y="7.689cm">
          <text:p text:style-name="P21"><text:span text:style-name="T10">P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1.238cm" svg:height="0.845cm" svg:x="23.694cm" svg:y="7.67cm">
          <text:p text:style-name="P21"><text:span text:style-name="T10">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.132cm" svg:height="0.845cm" svg:x="25.794cm" svg:y="7.67cm">
          <text:p text:style-name="P21"><text:span text:style-name="T10">C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1.139cm" svg:height="0.845cm" svg:x="27.612cm" svg:y="7.653cm">
          <text:p text:style-name="P21"><text:span text:style-name="T10">Ed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5.575cm" svg:y="5.909cm">
          <text:p text:style-name="P15"><text:span text:style-name="T8">X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0.847cm" svg:height="0.845cm" svg:x="17.024cm" svg:y="5.927cm">
          <text:p text:style-name="P15"><text:span text:style-name="T8">X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8.718cm" svg:y="5.909cm">
          <text:p text:style-name="P15"><text:span text:style-name="T8">X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0.359cm" svg:y="5.909cm">
          <text:p text:style-name="P15"><text:span text:style-name="T8">X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2.212cm" svg:y="5.889cm">
          <text:p text:style-name="P15"><text:span text:style-name="T8">X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4.171cm" svg:y="5.872cm">
          <text:p text:style-name="P15"><text:span text:style-name="T8">X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6.025cm" svg:y="5.89cm">
          <text:p text:style-name="P15"><text:span text:style-name="T8">X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7.537cm" svg:y="5.908cm">
          <text:p text:style-name="P15"><text:span text:style-name="T8">X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5.576cm" svg:y="4.392cm">
          <text:p text:style-name="P15"><text:span text:style-name="T8">X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7.025cm" svg:y="4.41cm">
          <text:p text:style-name="P15"><text:span text:style-name="T8">X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18.719cm" svg:y="4.392cm">
          <text:p text:style-name="P15"><text:span text:style-name="T8">X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0.36cm" svg:y="4.392cm">
          <text:p text:style-name="P15"><text:span text:style-name="T8">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2.235cm" svg:y="4.372cm">
          <text:p text:style-name="P15"><text:span text:style-name="T8">X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4.172cm" svg:y="4.355cm">
          <text:p text:style-name="P15"><text:span text:style-name="T8">X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6.026cm" svg:y="4.373cm">
          <text:p text:style-name="P15"><text:span text:style-name="T8">X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758cm" svg:height="0.845cm" svg:x="27.538cm" svg:y="4.391cm">
          <text:p text:style-name="P15"><text:span text:style-name="T8">X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0.758cm" svg:height="0.845cm" svg:x="13.884cm" svg:y="4.2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0.758cm" svg:height="0.845cm" svg:x="13.867cm" svg:y="2.593cm">
          <text:p text:style-name="P24"><text:span text:style-name="T11">Sl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draw:layer="layout" svg:width="0.758cm" svg:height="0.845cm" svg:x="27.609cm" svg:y="2.593cm">
          <text:p text:style-name="P15">Play/Paus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0.758cm" svg:height="0.845cm" svg:x="14.2cm" svg:y="0.707cm">
          <text:p text:style-name="P15"><text:span text:style-name="T12">Hig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0.758cm" svg:height="0.845cm" svg:x="15.442cm" svg:y="0.707cm">
          <text:p text:style-name="P15"><text:span text:style-name="T8">Sol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0.758cm" svg:height="0.845cm" svg:x="16.691cm" svg:y="0.707cm">
          <text:p text:style-name="P15"><text:span text:style-name="T8">Free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0.758cm" svg:height="0.845cm" svg:x="18.014cm" svg:y="0.707cm">
          <text:p text:style-name="P15"><text:span text:style-name="T8">Pre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0.758cm" svg:height="0.845cm" svg:x="19.25cm" svg:y="0.707cm">
          <text:p text:style-name="P15"><text:span text:style-name="T8">Bl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0.758cm" svg:height="0.845cm" svg:x="20.803cm" svg:y="0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8" draw:layer="layout" svg:width="1.587cm" svg:height="1.023cm" svg:x="14.901cm" svg:y="2.518cm">
          <text:p text:style-name="P24"><text:span text:style-name="T11">Timecode Slot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10.283cm" svg:height="1.023cm" svg:x="17cm" svg:y="2.518cm">
          <text:p text:style-name="P24"><text:span text:style-name="T11">Timecode Ti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96cm" fo:margin-bottom="0.33cm" fo:margin-left="0.296cm" fo:margin-right="0.32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1:54:10.535000000</meta:creation-date>
    <dc:date>2024-06-17T19:42:59.904000000</dc:date>
    <meta:editing-duration>PT4H39M54S</meta:editing-duration>
    <meta:editing-cycles>8</meta:editing-cycles>
    <meta:generator>LibreOffice/24.2.4.2$Windows_X86_64 LibreOffice_project/51a6219feb6075d9a4c46691dcfe0cd9c4fff3c2</meta:generator>
    <meta:document-statistic meta:object-count="122"/>
  </office:meta>
</office:document-meta>
</file>